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135b"/>
    </style:style>
    <style:style style:name="P2" style:family="paragraph" style:parent-style-name="Standard">
      <style:text-properties officeooo:rsid="0004135b" officeooo:paragraph-rsid="0004135b"/>
    </style:style>
    <style:style style:name="P3" style:family="paragraph" style:parent-style-name="Standard">
      <style:text-properties officeooo:rsid="000429b5" officeooo:paragraph-rsid="000429b5"/>
    </style:style>
    <style:style style:name="P4" style:family="paragraph" style:parent-style-name="Standard">
      <style:text-properties officeooo:paragraph-rsid="000429b5"/>
    </style:style>
    <style:style style:name="T1" style:family="text">
      <style:text-properties officeooo:rsid="0004135b"/>
    </style:style>
    <style:style style:name="T2" style:family="text">
      <style:text-properties officeooo:rsid="000429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데이터셋 마련:</text:p>
      <text:p text:style-name="P2">1. tools/cfgs/dataset_configs에서 custom_dataset_isarc을 기반으로 원하는 대로 수정한다</text:p>
      <text:p text:style-name="P1"/>
      <text:p text:style-name="P1"><text:span text:style-name="T1">2. data/custom 안에</text:span></text:p>
      <text:p text:style-name="P2">points: 포인트 클라우드 npy 형식으로 넣어야 함</text:p>
      <text:p text:style-name="P2">labels: 라벨 txt형식으로 넣어야 함</text:p>
      <text:p text:style-name="P2">ImageSets: train.txt/val.txt 각각 training set index와 val set index</text:p>
      <text:p text:style-name="P2">Points랑 labels에서 뭐가 train이고 뭐가 val인지 구분하는것</text:p>
      <text:p text:style-name="P2"/>
      <text:p text:style-name="P2">이렇게 세팅해놓고</text:p>
      <text:p text:style-name="P1"><text:span text:style-name="T1">tools/cfgs/custom_models 안에</text:span></text:p>
      <text:p text:style-name="P1"><text:line-break/>python -m pcdet.datasets.custom.custom_dataset create_custom_infos tools/cfgs/dataset_configs/custom_dataset_isarc.<text:span text:style-name="T1">yaml </text:span></text:p>
      <text:p text:style-name="P1"/>
      <text:p text:style-name="P1"/>
      <text:p text:style-name="P1">입력하면 <text:span text:style-name="T1">pcdet으로 학습 전 전처리가 됨 voxelnext_isarc.yaml을 기반으로 원하는 대로 모델 수정.</text:span></text:p>
      <text:p text:style-name="P1">그 </text:p>
      <text:p text:style-name="P2">train:</text:p>
      <text:p text:style-name="P2">bash scripts/dist_train.sh GPU 수 --cfg_file model config file 위 </text:p>
      <text:p text:style-name="P1"><text:span text:style-name="T1">ex)bash scripts/dist_train.sh 1 --cfg_file cfgs/custom_models/voxelnext_isarc_3chan_4class.yaml </text:span></text:p>
      <text:p text:style-name="P1"/>
      <text:p text:style-name="P4">모델 구조를 <text:span text:style-name="T2">high level에서 </text:span>건드리려면 <text:span text:style-name="T1">voxelnext_isarc.yaml</text:span></text:p>
      <text:p text:style-name="P3">low level에서 건드리려면 각 layer이름에 맞는 파일을 pcdet에서 찾아야 함. </text:p>
      <text:p text:style-name="P1"/>
      <text:p text:style-name="P1"/>
      <text:p text:style-name="P2">test:</text:p>
      <text:p text:style-name="P2">bash scripts/dist_test.sh 1 --cfg_file (yaml file 위치) --ckpt (pth 파일 위치)</text:p>
      <text:p text:style-name="P2"/>
      <text:p text:style-name="P2">ex) bash scripts/dist_test.sh 1 --cfg_file /home/duho/VoxelNeXt/models/0604_meshyadd/voxelnext_isarc_3chan_4class.yaml --ckpt /home/duho/VoxelNeXt/models/0604_meshyadd/checkpoint_epoch_50.pth </text:p>
      <text:p text:style-name="P2"/>
      <text:p text:style-name="P2"/>
      <text:p text:style-name="P2">data는 일단 isarc_train이랑 isarc_test만 올릴게 다 올리면 너무 용량이 커져서,,,</text:p>
      <text:p text:style-name="P2"/>
      <text:p text:style-name="P2">ros기반 run:</text:p>
      <text:p text:style-name="P2">tools/dh_run_raw_4.py 또는 dh_run_raw_3.py (3채널이냐 4채널이냐 차이임) 사용하면 됨</text:p>
      <text:p text:style-name="P2">여기서 <text:span text:style-name="T2">def point_cloud_preprocessing 함수를 보면 알겠지만 정확하게 저렇게 구조화시켜야지 ros상에서 돌아가더라..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20T15:06:17.203553242</meta:creation-date>
    <dc:date>2025-06-20T15:17:24.823443832</dc:date>
    <meta:editing-duration>PT11M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4" meta:word-count="316" meta:character-count="1224" meta:non-whitespace-character-count="1097"/>
  </office:meta>
</office:document-meta>
</file>